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fixpoint format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 </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30 bits width, so it can assume integer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submit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interpreted a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actually twice its integral) is implemented as error function <text:span text:style-name="T1">erf</text:span>(x) in SpeedCrunch.</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3">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3">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1 &lt;= x &lt;= 1.</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1 &lt;= x &lt;= 1.</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of the function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it is assumed in the Poisson distribution,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19T09:58:05</dc:date>
    <dc:language>de-DE</dc:language>
    <meta:editing-cycles>46</meta:editing-cycles>
    <meta:editing-duration>P5DT15H32M31S</meta:editing-duration>
    <meta:user-defined meta:name="Info 1"/>
    <meta:user-defined meta:name="Info 2"/>
    <meta:user-defined meta:name="Info 3"/>
    <meta:user-defined meta:name="Info 4"/>
    <meta:document-statistic meta:table-count="0" meta:image-count="0" meta:object-count="0" meta:page-count="27" meta:paragraph-count="683" meta:word-count="8531" meta:character-count="48470"/>
  </office:meta>
</office:document-meta>
</file>